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7509D74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fo:clip="rect(0cm, 0cm, 0cm, 0cm)" style:mirror="none"/>
    </style:style>
    <style:style style:name="gr2" style:family="graphic">
      <style:graphic-properties style:protect="size"/>
    </style:style>
    <style:style style:name="pr1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fill-color="#ffffff" draw:textarea-horizontal-align="center" draw:textarea-vertical-align="top" draw:auto-grow-height="false" draw:auto-grow-width="false" fo:min-height="11.049cm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draw:frame draw:name="Titel 1" presentation:style-name="pr1" draw:text-style-name="P2" draw:layer="layout" svg:width="25.4cm" svg:height="4.083cm" svg:x="0cm" svg:y="0.924cm" presentation:class="title">
          <draw:text-box>
            <text:p text:style-name="P1"><text:span text:style-name="T1">Processing</text:span></text:p>
          </draw:text-box>
        </draw:frame>
        <draw:frame draw:name="Ondertitel 2" presentation:style-name="pr2" draw:text-style-name="P3" draw:layer="layout" svg:width="17.78cm" svg:height="4.868cm" svg:x="3.81cm" svg:y="10.795cm" presentation:class="subtitle" presentation:placeholder="true">
          <draw:text-box/>
        </draw:frame>
        <draw:frame draw:name="Picture 2" draw:style-name="gr1" draw:text-style-name="P4" draw:layer="layout" svg:width="12.431cm" svg:height="12.431cm" svg:x="6.299cm" svg:y="5.125cm">
          <draw:image xlink:href="Pictures/1000020100000200000002007509D741.png" xlink:type="simple" xlink:show="embed" xlink:actuate="onLoad">
            <text:p/>
          </draw:image>
          <svg:desc>C:\Users\Thijs\Documents\processing-2.2.1\lib\icons\pde-512.png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1" draw:master-page-name="Master1-Layout2-obj-Titel-en-object" presentation:presentation-page-layout-name="AL2T1">
        <draw:frame draw:name="Titel 1" presentation:style-name="pr4" draw:text-style-name="P2" draw:layer="layout" svg:width="22.86cm" svg:height="3.175cm" svg:x="1.27cm" svg:y="0.763cm" presentation:class="title">
          <draw:text-box>
            <text:p text:style-name="P1"><text:span text:style-name="T1">Vandaag</text:span></text:p>
          </draw:text-box>
        </draw:frame>
        <draw:frame draw:name="Tijdelijke aanduiding voor inhoud 2" presentation:style-name="pr5" draw:text-style-name="P2" draw:layer="layout" svg:width="22.859cm" svg:height="11.048cm" svg:x="1.27cm" svg:y="4.457cm" presentation:class="outline">
          <draw:text-box>
            <text:list text:style-name="L2">
              <text:list-header>
                <text:p text:style-name="P6"><text:span text:style-name="T2"/></text:p>
              </text:list-header>
              <text:list-item>
                <text:p text:style-name="P6"><text:span text:style-name="T2">Tekst</text:span></text:p>
                <text:p text:style-name="P6"><text:span text:style-name="T2"/></text:p>
              </text:list-item>
              <text:list-item>
                <text:p text:style-name="P6"><text:span text:style-name="T2">Lettertypes</text:span></text:p>
                <text:p text:style-name="P6"><text:span text:style-name="T2"/></text:p>
              </text:list-item>
              <text:list-item>
                <text:p text:style-name="P6"><text:span text:style-name="T2">Applicaties exporte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a-background" style:family="presentation">
      <style:graphic-properties draw:stroke="none" draw:fill="solid" draw:fill-color="#ffffff"/>
      <style:text-properties style:letter-kerning="true"/>
    </style:style>
    <style:style style:name="Master1-Office-them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a-outline1" style:family="presentation">
      <style:graphic-properties draw:stroke="none" draw:fill="none" draw:auto-grow-height="false" draw:fit-to-size="shrink-to-fit">
        <text:list-style style:name="Master1-Office-them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outline2" style:family="presentation" style:parent-style-name="Master1-Office-thema-outline1">
      <style:paragraph-properties fo:margin-top="0.4cm" fo:margin-bottom="0cm"/>
      <style:text-properties fo:font-size="28pt" style:font-size-asian="28pt" style:font-size-complex="28pt"/>
    </style:style>
    <style:style style:name="Master1-Office-thema-outline3" style:family="presentation" style:parent-style-name="Master1-Office-thema-outline2">
      <style:paragraph-properties fo:margin-top="0.3cm" fo:margin-bottom="0cm"/>
      <style:text-properties fo:font-size="24pt" style:font-size-asian="24pt" style:font-size-complex="24pt"/>
    </style:style>
    <style:style style:name="Master1-Office-thema-outline4" style:family="presentation" style:parent-style-name="Master1-Office-thema-outline3">
      <style:paragraph-properties fo:margin-top="0.2cm" fo:margin-bottom="0cm"/>
      <style:text-properties fo:font-size="20pt" style:font-size-asian="20pt" style:font-size-complex="20pt"/>
    </style:style>
    <style:style style:name="Master1-Office-thema-outline5" style:family="presentation" style:parent-style-name="Master1-Office-thema-outline4">
      <style:paragraph-properties fo:margin-top="0.1cm" fo:margin-bottom="0cm"/>
      <style:text-properties fo:font-size="20pt" style:font-size-asian="20pt" style:font-size-complex="20pt"/>
    </style:style>
    <style:style style:name="Master1-Office-thema-outline6" style:family="presentation" style:parent-style-name="Master1-Office-thema-outline5">
      <style:paragraph-properties fo:margin-top="0.1cm" fo:margin-bottom="0cm"/>
      <style:text-properties fo:font-size="20pt" style:font-size-asian="20pt" style:font-size-complex="20pt"/>
    </style:style>
    <style:style style:name="Master1-Office-thema-outline7" style:family="presentation" style:parent-style-name="Master1-Office-thema-outline6">
      <style:paragraph-properties fo:margin-top="0.1cm" fo:margin-bottom="0cm"/>
      <style:text-properties fo:font-size="20pt" style:font-size-asian="20pt" style:font-size-complex="20pt"/>
    </style:style>
    <style:style style:name="Master1-Office-thema-outline8" style:family="presentation" style:parent-style-name="Master1-Office-thema-outline7">
      <style:paragraph-properties fo:margin-top="0.1cm" fo:margin-bottom="0cm"/>
      <style:text-properties fo:font-size="20pt" style:font-size-asian="20pt" style:font-size-complex="20pt"/>
    </style:style>
    <style:style style:name="Master1-Office-thema-outline9" style:family="presentation" style:parent-style-name="Master1-Office-thema-outline8">
      <style:paragraph-properties fo:margin-top="0.1cm" fo:margin-bottom="0cm"/>
      <style:text-properties fo:font-size="20pt" style:font-size-asian="20pt" style:font-size-complex="20pt"/>
    </style:style>
    <style:style style:name="Master1-Office-thema-subtitle" style:family="presentation">
      <style:graphic-properties draw:stroke="none" draw:fill="none" draw:textarea-vertical-align="middle">
        <text:list-style style:name="Master1-Office-them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a-title" style:family="presentation">
      <style:graphic-properties draw:stroke="none" draw:fill="none" draw:textarea-vertical-align="middle">
        <text:list-style style:name="Master1-Office-them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solid" draw:fill-color="#ffffff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.4cm" fo:margin-bottom="0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.3cm" fo:margin-bottom="0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.2cm" fo:margin-bottom="0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.1cm" fo:margin-bottom="0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.1cm" fo:margin-bottom="0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solid" draw:fill-color="#ffffff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.4cm" fo:margin-bottom="0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.3cm" fo:margin-bottom="0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.2cm" fo:margin-bottom="0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.1cm" fo:margin-bottom="0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.1cm" fo:margin-bottom="0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solid" draw:fill-color="#ffffff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solid" draw:fill-color="#ffffff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.4cm" fo:margin-bottom="0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.3cm" fo:margin-bottom="0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.2cm" fo:margin-bottom="0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.1cm" fo:margin-bottom="0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solid" draw:fill-color="#ffffff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solid" draw:fill-color="#ffffff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solid" draw:fill-color="#ffffff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.4cm" fo:margin-bottom="0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.3cm" fo:margin-bottom="0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.2cm" fo:margin-bottom="0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.1cm" fo:margin-bottom="0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.1cm" fo:margin-bottom="0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.1cm" fo:margin-bottom="0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.1cm" fo:margin-bottom="0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.1cm" fo:margin-bottom="0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solid" draw:fill-color="#ffffff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solid" draw:fill-color="#ffffff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background" style:family="presentation">
      <style:graphic-properties draw:stroke="none" draw:fill="solid" draw:fill-color="#ffffff"/>
      <style:text-properties style:letter-kerning="true"/>
    </style:style>
    <style:style style:name="Master1-Layout10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1" style:family="presentation">
      <style:graphic-properties draw:stroke="none" draw:fill="none" draw:auto-grow-height="false" draw:fit-to-size="shrink-to-fit">
        <text:list-style style:name="Master1-Layout10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outline2" style:family="presentation" style:parent-style-name="Master1-Layout10-vertTx-Titel-en-verticale-teks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en-verticale-tekst-outline3" style:family="presentation" style:parent-style-name="Master1-Layout10-vertTx-Titel-en-verticale-teks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en-verticale-tekst-outline4" style:family="presentation" style:parent-style-name="Master1-Layout10-vertTx-Titel-en-verticale-teks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en-verticale-tekst-outline5" style:family="presentation" style:parent-style-name="Master1-Layout10-vertTx-Titel-en-verticale-teks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6" style:family="presentation" style:parent-style-name="Master1-Layout10-vertTx-Titel-en-verticale-teks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7" style:family="presentation" style:parent-style-name="Master1-Layout10-vertTx-Titel-en-verticale-teks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8" style:family="presentation" style:parent-style-name="Master1-Layout10-vertTx-Titel-en-verticale-teks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outline9" style:family="presentation" style:parent-style-name="Master1-Layout10-vertTx-Titel-en-verticale-teks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en-verticale-tekst-subtitle" style:family="presentation">
      <style:graphic-properties draw:stroke="none" draw:fill="none" draw:textarea-vertical-align="middle">
        <text:list-style style:name="Master1-Layout10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en-verticale-tekst-title" style:family="presentation">
      <style:graphic-properties draw:stroke="none" draw:fill="none" draw:textarea-vertical-align="middle">
        <text:list-style style:name="Master1-Layout10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1" style:family="presentation">
      <style:graphic-properties draw:stroke="none" draw:fill="none" draw:auto-grow-height="false" draw:fit-to-size="shrink-to-fit">
        <text:list-style style:name="Master1-Layout11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outline2" style:family="presentation" style:parent-style-name="Master1-Layout11-vertTitleAndTx-Verticale-titel-en-teks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e-titel-en-tekst-outline3" style:family="presentation" style:parent-style-name="Master1-Layout11-vertTitleAndTx-Verticale-titel-en-teks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e-titel-en-tekst-outline4" style:family="presentation" style:parent-style-name="Master1-Layout11-vertTitleAndTx-Verticale-titel-en-teks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e-titel-en-tekst-outline5" style:family="presentation" style:parent-style-name="Master1-Layout11-vertTitleAndTx-Verticale-titel-en-teks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6" style:family="presentation" style:parent-style-name="Master1-Layout11-vertTitleAndTx-Verticale-titel-en-teks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7" style:family="presentation" style:parent-style-name="Master1-Layout11-vertTitleAndTx-Verticale-titel-en-teks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8" style:family="presentation" style:parent-style-name="Master1-Layout11-vertTitleAndTx-Verticale-titel-en-teks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outline9" style:family="presentation" style:parent-style-name="Master1-Layout11-vertTitleAndTx-Verticale-titel-en-teks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e-titel-en-tekst-subtitle" style:family="presentation">
      <style:graphic-properties draw:stroke="none" draw:fill="none" draw:textarea-vertical-align="middle">
        <text:list-style style:name="Master1-Layout11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e-titel-en-tekst-title" style:family="presentation">
      <style:graphic-properties draw:stroke="none" draw:fill="none" draw:textarea-vertical-align="middle">
        <text:list-style style:name="Master1-Layout11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a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eldia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el-en-objec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el-en-objec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ekop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ekop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ekop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Inhoud-van-twe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Inhoud-van-twe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Inhoud-van-twe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Vergelijking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Vergelijkin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Alleen-tite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Alleen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Alleen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Leeg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Leeg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Inhoud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Inhoud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Inhoud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Afbeelding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Afbeelding-met-bij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Afbeelding-met-bij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el-en-verticale-teks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en-verticale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el-en-verticale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el-en-verticale-teks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e-titel-en-tekst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e-titel-en-teks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e-titel-en-teks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e-titel-en-teks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8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nl" fo:country="NL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Master1-Office-thema" style:page-layout-name="PM1" draw:style-name="Mdp1">
      <draw:frame draw:name="Tijdelijke aanduiding voor titel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2" draw:text-style-name="MP6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a-title" draw:layer="backgroundobjects" svg:width="14.848cm" svg:height="11.136cm" svg:x="3.075cm" svg:y="2.257cm" presentation:class="page"/>
        <draw:frame presentation:style-name="Master1-Office-them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eldia" style:page-layout-name="PM1" draw:style-name="Mdp1">
      <draw:frame draw:name="Titel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1">Klik om het opmaakprofiel te bewerken</text:span></text:p>
        </draw:text-box>
      </draw:frame>
      <draw:frame draw:name="Ondertitel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7">Klik om het opmaakprofiel van de modelondertitel te bewerken</text:span></text:p>
        </draw:text-box>
      </draw:frame>
      <draw:frame draw:name="Tijdelijke aanduiding voor datum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1-title-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cm" svg:height="0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el-en-object" style:page-layout-name="PM1" draw:style-name="Mdp1">
      <draw:frame draw:name="Titel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14" draw:text-style-name="MP6" draw:layer="backgroundobjects" svg:width="22.86cm" svg:height="12.572cm" svg:x="1.27cm" svg:y="4.445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datum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draw:frame presentation:style-name="Master1-Layout2-obj-Titel-en-objec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cm" svg:height="0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ekop" style:page-layout-name="PM1" draw:style-name="Mdp1">
      <draw:frame draw:name="Titel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8">Klik om het opmaakprofiel te bewerken</text:span></text:p>
        </draw:text-box>
      </draw:frame>
      <draw:frame draw:name="Tijdelijke aanduiding voor tekst 2" presentation:style-name="Mpr20" draw:text-style-name="MP6" draw:layer="backgroundobjects" svg:width="21.59cm" svg:height="4.167cm" svg:x="2.006cm" svg:y="8.074cm" presentation:class="outline">
        <draw:text-box>
          <text:list text:style-name="ML3">
            <text:list-item>
              <text:p text:style-name="MP15"><text:span text:style-name="MT9">Klik om de opmaakprofielen van de modeltekst te bewerken</text:span></text:p>
            </text:list-item>
          </text:list>
        </draw:text-box>
      </draw:frame>
      <draw:frame draw:name="Tijdelijke aanduiding voor datum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cm" svg:height="0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Inhoud-van-twee" style:page-layout-name="PM1" draw:style-name="Mdp1">
      <draw:frame draw:name="Titel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inhoud 2" presentation:style-name="Mpr26" draw:text-style-name="MP6" draw:layer="backgroundobjects" svg:width="11.218cm" svg:height="12.572cm" svg:x="1.27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inhoud 3" presentation:style-name="Mpr26" draw:text-style-name="MP6" draw:layer="backgroundobjects" svg:width="11.218cm" svg:height="12.572cm" svg:x="12.912cm" svg:y="4.445cm" presentation:class="title">
        <draw:text-box>
          <text:list text:style-name="ML6">
            <text:list-item>
              <text:p text:style-name="MP16"><text:span text:style-name="MT3">Klik om de opmaakprofielen van de modeltekst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0">Vierde niveau</text:span><text:span text:style-name="MT10"><text:line-break/></text:span><text:span text:style-name="MT10">Vijfde niveau</text:span></text:p>
            </text:list-item>
          </text:list>
        </draw:text-box>
      </draw:frame>
      <draw:frame draw:name="Tijdelijke aanduiding voor datum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cm" svg:height="0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Vergelijking" style:page-layout-name="PM1" draw:style-name="Mdp1">
      <draw:frame draw:name="Titel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tekst 2" presentation:style-name="Mpr32" draw:text-style-name="MP6" draw:layer="backgroundobjects" svg:width="11.223cm" svg:height="1.777cm" svg:x="1.27cm" svg:y="4.264cm" presentation:class="outline">
        <draw:text-box>
          <text:list text:style-name="ML3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3" presentation:style-name="Mpr33" draw:text-style-name="MP6" draw:layer="backgroundobjects" svg:width="11.223cm" svg:height="10.976cm" svg:x="1.27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tekst 4" presentation:style-name="Mpr32" draw:text-style-name="MP6" draw:layer="backgroundobjects" svg:width="11.227cm" svg:height="1.777cm" svg:x="12.903cm" svg:y="4.264cm" presentation:class="outline">
        <draw:text-box>
          <text:list text:style-name="ML7">
            <text:list-item>
              <text:p text:style-name="MP17"><text:span text:style-name="MT11">Klik om de opmaakprofielen van de modeltekst te bewerken</text:span></text:p>
            </text:list-item>
          </text:list>
        </draw:text-box>
      </draw:frame>
      <draw:frame draw:name="Tijdelijke aanduiding voor inhoud 5" presentation:style-name="Mpr33" draw:text-style-name="MP6" draw:layer="backgroundobjects" svg:width="11.227cm" svg:height="10.976cm" svg:x="12.903cm" svg:y="6.041cm" presentation:class="title">
        <draw:text-box>
          <text:list text:style-name="ML6">
            <text:list-item>
              <text:p text:style-name="MP18"><text:span text:style-name="MT4">Klik om de opmaakprofielen van de modeltekst te bewerken</text:span><text:span text:style-name="MT4"><text:line-break/></text:span><text:span text:style-name="MT5">Tweede niveau</text:span><text:span text:style-name="MT5"><text:line-break/></text:span><text:span text:style-name="MT10">Derde niveau</text:span><text:span text:style-name="MT10"><text:line-break/></text:span><text:span text:style-name="MT12">Vierde niveau</text:span><text:span text:style-name="MT12"><text:line-break/></text:span><text:span text:style-name="MT12">Vijfde niveau</text:span></text:p>
            </text:list-item>
          </text:list>
        </draw:text-box>
      </draw:frame>
      <draw:frame draw:name="Tijdelijke aanduiding voor datum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cm" svg:height="0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Alleen-titel" style:page-layout-name="PM1" draw:style-name="Mdp1">
      <draw:frame draw:name="Titel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datum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cm" svg:height="0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Leeg" style:page-layout-name="PM1" draw:style-name="Mdp1">
      <draw:frame draw:name="Tijdelijke aanduiding voor datum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Leeg-title" draw:layer="backgroundobjects" svg:width="0cm" svg:height="0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Inhoud-met-bijschrift" style:page-layout-name="PM1" draw:style-name="Mdp1">
      <draw:frame draw:name="Titel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inhoud 2" presentation:style-name="Mpr48" draw:text-style-name="MP6" draw:layer="backgroundobjects" svg:width="14.199cm" svg:height="16.259cm" svg:x="9.931cm" svg:y="0.758cm" presentation:class="title">
        <draw:text-box>
          <text:list text:style-name="ML6">
            <text:list-item>
              <text:p text:style-name="MP7"><text:span text:style-name="MT2">Klik om de opmaakprofielen van de modeltekst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ijdelijke aanduiding voor tekst 3" presentation:style-name="Mpr49" draw:text-style-name="MP6" draw:layer="backgroundobjects" svg:width="8.356cm" svg:height="13.031cm" svg:x="1.27cm" svg:y="3.986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cm" svg:height="0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Afbeelding-met-bijschrift" style:page-layout-name="PM1" draw:style-name="Mdp1">
      <draw:frame draw:name="Titel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3">Klik om het opmaakprofiel te bewerken</text:span></text:p>
        </draw:text-box>
      </draw:frame>
      <draw:frame draw:name="Tijdelijke aanduiding voor afbeelding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Tijdelijke aanduiding voor tekst 3" presentation:style-name="Mpr56" draw:text-style-name="MP6" draw:layer="backgroundobjects" svg:width="15.24cm" svg:height="2.236cm" svg:x="4.979cm" svg:y="14.909cm" presentation:class="outline">
        <draw:text-box>
          <text:list text:style-name="ML3">
            <text:list-item>
              <text:p text:style-name="MP19"><text:span text:style-name="MT14">Klik om de opmaakprofielen van de modeltekst te bewerken</text:span></text:p>
            </text:list-item>
          </text:list>
        </draw:text-box>
      </draw:frame>
      <draw:frame draw:name="Tijdelijke aanduiding voor datum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cm" svg:height="0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el-en-verticale-tekst" style:page-layout-name="PM1" draw:style-name="Mdp1">
      <draw:frame draw:name="Titel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2" draw:text-style-name="MP20" draw:layer="backgroundobjects" svg:width="22.86cm" svg:height="12.572cm" svg:x="1.27cm" svg:y="4.445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el-en-verticale-tekst-title" draw:layer="backgroundobjects" svg:width="0cm" svg:height="0cm" svg:x="0cm" svg:y="2.257cm" presentation:class="page"/>
        <draw:frame presentation:style-name="Master1-Layout10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e-titel-en-tekst" style:page-layout-name="PM1" draw:style-name="Mdp1">
      <draw:frame draw:name="Verticale titel 1" presentation:style-name="Mpr67" draw:text-style-name="MP20" draw:layer="backgroundobjects" svg:width="5.715cm" svg:height="16.254cm" svg:x="18.415cm" svg:y="0.763cm" presentation:class="title">
        <draw:text-box>
          <text:p text:style-name="MP5"><text:span text:style-name="MT1">Klik om het opmaakprofiel te bewerken</text:span></text:p>
        </draw:text-box>
      </draw:frame>
      <draw:frame draw:name="Tijdelijke aanduiding voor verticale tekst 2" presentation:style-name="Mpr68" draw:text-style-name="MP20" draw:layer="backgroundobjects" svg:width="16.722cm" svg:height="16.254cm" svg:x="1.27cm" svg:y="0.763cm" presentation:class="outline">
        <draw:text-box>
          <text:list text:style-name="ML3">
            <text:list-item>
              <text:p text:style-name="MP7"><text:span text:style-name="MT2">Klik om de opmaakprofielen van de modeltekst te bewerken</text:span></text:p>
              <text:list>
                <text:list-item>
                  <text:p text:style-name="MP8"><text:span text:style-name="MT3">Tweede niveau</text:span></text:p>
                  <text:list>
                    <text:list-item>
                      <text:p text:style-name="MP9"><text:span text:style-name="MT4">Derde niveau</text:span></text:p>
                      <text:list>
                        <text:list-item>
                          <text:p text:style-name="MP10"><text:span text:style-name="MT5">Vierde niveau</text:span></text:p>
                          <text:list>
                            <text:list-item>
                              <text:p text:style-name="MP11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6"><text:date style:data-style-name="D1" text:date-value="2015-08-23">23-08-15</text:date></text:span></text:p>
        </draw:text-box>
      </draw:frame>
      <draw:frame draw:name="Tijdelijke aanduiding voor voettekst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Tijdelijke aanduiding voor dianummer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e-titel-en-tekst-title" draw:layer="backgroundobjects" svg:width="0cm" svg:height="0cm" svg:x="0cm" svg:y="2.257cm" presentation:class="page"/>
        <draw:frame presentation:style-name="Master1-Layout11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2.2$Linux_X86_64 LibreOffice_project/40m0$Build-2</meta:generator>
    <dc:title>Processing</dc:title>
    <meta:initial-creator>Thijs van Beers</meta:initial-creator>
    <meta:creation-date>2014-11-19T20:06:46Z</meta:creation-date>
    <dc:date>2015-08-23T15:45:04.976516408</dc:date>
    <meta:editing-cycles>2</meta:editing-cycles>
    <meta:editing-duration>PT2M32S</meta:editing-duration>
    <meta:document-statistic meta:object-count="156"/>
  </office:meta>
</office:document-meta>
</file>